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 table:number-rows-repeated="10484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3"/>
          <table:table-cell office:value-type="string" calcext:value-type="string">
            <text:p>https://brucepolanward7.wixsite.com/bruce-polan</text:p>
          </table:table-cell>
          <table:table-cell table:number-columns-repeated="4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00-00-00</text:date>, <text:time style:data-style-name="N2" text:time-value="20:15:22.299121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4T00:45:03.560160362</dc:date>
    <meta:editing-duration>P3DT16H35M54S</meta:editing-duration>
    <meta:editing-cycles>127</meta:editing-cycles>
    <meta:document-statistic meta:table-count="5" meta:cell-count="2149" meta:object-count="0"/>
  </office:meta>
</office:document-meta>
</file>